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1.495cm"/>
    </style:style>
    <style:style style:name="co5" style:family="table-column">
      <style:table-column-properties fo:break-before="auto" style:column-width="4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ugin name</text:p>
          </table:table-cell>
          <table:table-cell table:style-name="Default" office:value-type="string" calcext:value-type="string">
            <text:p>Released</text:p>
          </table:table-cell>
          <table:table-cell office:value-type="string" calcext:value-type="string">
            <text:p>Tag all Notes</text:p>
          </table:table-cell>
          <table:table-cell office:value-type="string" calcext:value-type="string">
            <text:p>Tag single note</text:p>
          </table:table-cell>
          <table:table-cell office:value-type="string" calcext:value-type="string">
            <text:p>Tag folders</text:p>
          </table:table-cell>
          <table:table-cell office:value-type="string" calcext:value-type="string">
            <text:p>Quick tag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Customize thought process</text:p>
          </table:table-cell>
          <table:table-cell office:value-type="string" calcext:value-type="string">
            <text:p>Tag suggestions</text:p>
          </table:table-cell>
        </table:table-row>
        <table:table-row table:style-name="ro1">
          <table:table-cell office:value-type="string" calcext:value-type="string">
            <text:p><text:a xlink:href="https://github.com/Woukie/tag-my-notes-ai" xlink:type="simple">Woukie/tag-my-notes-ai</text:a>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style-name="ce1" office:value-type="string" calcext:value-type="string">
            <text:p>Vercel Gateway, OpenAI, Ollama, OpenRouter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https://github.com/KANGBOLA/obsidian-ai-tagger" xlink:type="simple">KANGBOLA/obsidian-ai-tagger</text:a>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i-xiu-qi/obsidian-auto-tags" xlink:type="simple">li-xiu-qi/obsidian-auto-tags</text:a>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github.com/oyuk/ai-auto-tagger" xlink:type="simple">oyuk/ai_auto_tagger</text:a>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github.com/anghunk/obsidian-ai-tags" xlink:type="simple">anghunk/obsidian-ai-tags</text:a>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github.com/jaspermayone/obsidian-ai-tagger" xlink:type="simple">jaspermayone/obsidian-ai-tagger</text:a>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github.com/niehu2018/obsidian-ai-tagger-universe" xlink:type="simple">niehu2018/obsidian-ai-tagger-universe</text:a>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github.com/lucagrippa/obsidian-ai-tagger" xlink:type="simple">lucagrippa/obsidian-ai-tagger</text:a>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4T11:49:07.853653940</meta:creation-date>
    <dc:date>2026-03-04T14:12:21.489706559</dc:date>
    <meta:editing-duration>PT1H48M4S</meta:editing-duration>
    <meta:editing-cycles>1</meta:editing-cycles>
    <meta:document-statistic meta:table-count="1" meta:cell-count="33" meta:object-count="0"/>
    <meta:generator>LibreOffice/26.2.1.2$Linux_X86_64 LibreOffice_project/4498df292cc7b696862cd17d793f3e8fd1382c8a</meta:generator>
  </office:meta>
</office:document-meta>
</file>